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8600000111CE9DA270.png" manifest:media-type="image/png"/>
  <manifest:file-entry manifest:full-path="Pictures/1000020100000072000000721D42845A.png" manifest:media-type="image/png"/>
  <manifest:file-entry manifest:full-path="Pictures/100016E000000BCC00000BCCBBA0957A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5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729fcf" draw:fill-image-width="0cm" draw:fill-image-height="0cm" draw:textarea-horizontal-align="justify" draw:textarea-vertical-align="middle" draw:auto-grow-height="fals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9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3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4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5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9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31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2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4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5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6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1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2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3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5cm" fo:min-width="15.009cm"/>
    </style:style>
    <style:style style:name="gr45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15cm" fo:min-width="15.009cm"/>
    </style:style>
    <style:style style:name="gr46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1.094cm" fo:min-width="15.009cm"/>
    </style:style>
    <style:style style:name="gr47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41cm" fo:min-width="15.02cm"/>
    </style:style>
    <style:style style:name="gr48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cm" fo:min-width="15.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94cm" fo:min-width="8.753cm" fo:padding-left="0.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306cm" fo:min-width="8.256cm" fo:padding-left="0.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cm" fo:min-width="8.314cm" fo:padding-left="0.5cm" fo:padding-right="0.3cm"/>
    </style:style>
    <style:style style:name="gr5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55cm" fo:min-width="7.188cm" fo:padding-left="0.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6.95cm" fo:min-width="7.65cm" fo:padding-left="0.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5cm" fo:min-width="7.714cm" fo:padding-left="0.5cm"/>
    </style:style>
    <style:style style:name="gr56" style:family="graphic" style:parent-style-name="standard">
      <style:graphic-properties draw:stroke="none" svg:stroke-color="#000000" draw:fill="solid" draw:fill-color="#729fcf" draw:textarea-horizontal-align="center" draw:textarea-vertical-align="middle" draw:auto-grow-height="true" draw:auto-grow-width="true" fo:min-height="0.75cm" fo:min-width="5.80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co1" style:family="table-column">
      <style:table-column-properties style:column-width="7.354cm" style:use-optimal-column-width="false"/>
    </style:style>
    <style:style style:name="co2" style:family="table-column">
      <style:table-column-properties style:column-width="14.993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1.205cm"/>
    </style:style>
    <style:style style:name="ce1" style:family="table-cell">
      <style:graphic-properties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5" style:family="paragraph">
      <style:paragraph-properties fo:text-align="center">
        <style:tab-stops>
          <style:tab-stop style:position="4.33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Segoe UI2" fo:font-size="32pt" fo:text-shadow="none" style:text-underline-style="none" fo:font-weight="bold" style:letter-kerning="true" style:font-name-asian="メイリオ" style:font-size-asian="32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10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6699" fo:font-size="32pt" fo:font-weight="bold" style:font-weight-asian="bold" style:font-weight-complex="bold"/>
    </style:style>
    <style:style style:name="P12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3" style:family="paragraph">
      <style:text-properties style:font-size-asian="20pt"/>
    </style:style>
    <style:style style:name="P14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color="#333333" style:font-name="Courier New2" style:font-size-asian="32pt"/>
    </style:style>
    <style:style style:name="P21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2" style:family="paragraph">
      <style:text-properties fo:color="#b2b2b2"/>
    </style:style>
    <style:style style:name="P23" style:family="paragraph">
      <style:paragraph-properties fo:text-align="start"/>
      <style:text-properties fo:color="#333333" style:font-name="Courier New2" fo:font-size="32pt"/>
    </style:style>
    <style:style style:name="P24" style:family="paragraph">
      <style:text-properties fo:color="#333333" fo:font-size="28pt" style:font-size-asian="28pt" style:font-size-complex="28pt"/>
    </style:style>
    <style:style style:name="P25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6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text-align="start"/>
      <style:text-properties fo:color="#cccccc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text-properties fo:font-size="32pt"/>
    </style:style>
    <style:style style:name="P31" style:family="paragraph">
      <style:paragraph-properties fo:text-align="center"/>
      <style:text-properties fo:color="#333333" fo:font-size="26pt" style:font-size-asian="26pt" style:font-size-complex="26pt"/>
    </style:style>
    <style:style style:name="P32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3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34" style:family="paragraph">
      <style:text-properties fo:color="#333333" fo:font-size="26pt" style:font-size-asian="26pt" style:font-size-complex="26pt"/>
    </style:style>
    <style:style style:name="P35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6" style:family="paragraph">
      <style:paragraph-properties fo:text-align="start">
        <style:tab-stops>
          <style:tab-stop style:position="7.585cm"/>
        </style:tab-stops>
      </style:paragraph-properties>
    </style:style>
    <style:style style:name="P37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38" style:family="paragraph">
      <style:paragraph-properties fo:text-align="start">
        <style:tab-stops>
          <style:tab-stop style:position="2.205cm"/>
        </style:tab-stops>
      </style:paragraph-properties>
    </style:style>
    <style:style style:name="P39" style:family="paragraph">
      <style:text-properties fo:font-size="26pt" style:font-size-asian="26pt" style:font-size-complex="26pt"/>
    </style:style>
    <style:style style:name="P40" style:family="paragraph">
      <style:paragraph-properties fo:text-align="start">
        <style:tab-stops>
          <style:tab-stop style:position="2.117cm"/>
        </style:tab-stops>
      </style:paragraph-properties>
    </style:style>
    <style:style style:name="P41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2" style:family="paragraph">
      <style:paragraph-properties fo:text-align="start">
        <style:tab-stops>
          <style:tab-stop style:position="1.984cm"/>
        </style:tab-stops>
      </style:paragraph-properties>
    </style:style>
    <style:style style:name="P43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4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46" style:family="paragraph">
      <style:text-properties fo:font-size="28pt" style:font-size-asian="28pt" style:font-size-complex="28pt"/>
    </style:style>
    <style:style style:name="P47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48" style:family="paragraph">
      <style:paragraph-properties fo:text-align="start">
        <style:tab-stops>
          <style:tab-stop style:position="2.187cm"/>
          <style:tab-stop style:position="4.198cm"/>
        </style:tab-stops>
      </style:paragraph-properties>
    </style:style>
    <style:style style:name="P49" style:family="paragraph">
      <style:paragraph-properties fo:text-align="start">
        <style:tab-stops>
          <style:tab-stop style:position="2.249cm"/>
        </style:tab-stops>
      </style:paragraph-properties>
    </style:style>
    <style:style style:name="P50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position="0% 100%" fo:letter-spacing="normal" fo:language="en" fo:country="US" fo:font-style="normal" fo:font-weight="normal" style:text-underline-mode="continuous" style:text-overline-mode="continuous" style:text-line-through-mode="continuous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scale="100%" fo:hyphenate="false"/>
    </style:style>
    <style:style style:name="P52" style:family="paragraph">
      <style:paragraph-properties fo:text-align="start" style:text-autospace="none" style:punctuation-wrap="simple" style:line-break="strict" style:writing-mode="lr-tb">
        <style:tab-stops/>
      </style:paragraph-properties>
      <style:text-properties style:font-size-complex="24pt" fo:hyphenate="false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333333"/>
    </style:style>
    <style:style style:name="T7" style:family="text">
      <style:text-properties fo:color="#333333" fo:font-size="24pt" style:font-size-asian="24pt" style:font-size-complex="24pt"/>
    </style:style>
    <style:style style:name="T8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2" style:family="text">
      <style:text-properties fo:color="#333333" style:font-name="Segoe UI2" fo:font-size="32pt" style:font-name-asian="メイリオ" style:font-size-asian="32pt" style:font-size-complex="32pt"/>
    </style:style>
    <style:style style:name="T13" style:family="text">
      <style:text-properties fo:color="#333333" style:font-name="Segoe UI2" fo:font-size="26pt" style:font-name-asian="メイリオ" style:font-size-asian="26pt" style:font-size-complex="26pt"/>
    </style:style>
    <style:style style:name="T14" style:family="text">
      <style:text-properties fo:color="#333333" style:font-name="Segoe UI2" fo:font-size="28pt" style:font-name-asian="メイリオ" style:font-size-asian="28pt" style:font-size-complex="28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999999" style:font-name="Courier New2" fo:font-size="24pt" style:font-size-asian="24pt" style:font-size-complex="24pt"/>
    </style:style>
    <style:style style:name="T20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333333" style:font-name="Courier New2" style:font-size-asian="32pt"/>
    </style:style>
    <style:style style:name="T23" style:family="text">
      <style:text-properties fo:color="#333333" style:font-name="Segoe UI3" fo:font-size="32pt" style:font-size-asian="32pt" style:font-size-complex="32pt"/>
    </style:style>
    <style:style style:name="T24" style:family="text">
      <style:text-properties fo:color="#333333" style:font-name="Segoe UI2" style:font-size-asian="32pt"/>
    </style:style>
    <style:style style:name="T25" style:family="text">
      <style:text-properties fo:color="#ffffff" fo:font-weight="bold" style:font-size-asian="32pt" style:font-weight-asian="bold" style:font-weight-complex="bold"/>
    </style:style>
    <style:style style:name="T26" style:family="text">
      <style:text-properties fo:color="#b2b2b2"/>
    </style:style>
    <style:style style:name="T27" style:family="text">
      <style:text-properties fo:color="#333333" style:font-name="Courier New2" fo:font-size="32pt"/>
    </style:style>
    <style:style style:name="T28" style:family="text">
      <style:text-properties fo:color="#333333" fo:font-size="28pt" style:font-size-asian="28pt" style:font-size-complex="28pt"/>
    </style:style>
    <style:style style:name="T29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cccccc"/>
    </style:style>
    <style:style style:name="T33" style:family="text">
      <style:text-properties fo:color="#333333" style:font-name="Courier New2" fo:font-size="28pt" style:font-size-asian="28pt" style:font-size-complex="28pt"/>
    </style:style>
    <style:style style:name="T34" style:family="text">
      <style:text-properties fo:font-size="32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333333" fo:font-size="26pt" style:font-size-asian="26pt" style:font-size-complex="26pt"/>
    </style:style>
    <style:style style:name="T37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44pt" style:font-size-asian="44pt" style:font-size-complex="44pt"/>
    </style:style>
    <style:style style:name="T39" style:family="text">
      <style:text-properties fo:color="#333333" style:font-name="Courier New2" fo:font-size="26pt" style:font-size-asian="26pt" style:font-size-complex="26pt"/>
    </style:style>
    <style:style style:name="T40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24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000000" style:text-position="0% 100%" fo:font-size="24pt" fo:letter-spacing="normal" fo:language="en" fo:country="US" fo:font-style="normal" fo:font-weight="normal" style:text-underline-mode="continuous" style:text-overline-mode="continuous" style:text-line-through-mode="continuous" style:font-size-asian="24pt" style:language-asian="ja" style:country-asian="JP" style:font-style-asian="normal" style:font-weight-asian="normal" style:font-size-complex="24pt" style:language-complex="hi" style:country-complex="IN" style:font-style-complex="normal" style:font-weight-complex="normal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448cm" svg:height="3.282cm" svg:x="2.919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frame draw:style-name="gr2" draw:text-style-name="P3" draw:layer="layout" svg:width="8.765cm" svg:height="1.559cm" svg:x="9.635cm" svg:y="10.041cm">
          <draw:text-box>
            <text:p><text:span text:style-name="T4">www.gura-lang.org</text:span></text:p>
          </draw:text-box>
        </draw:frame>
        <draw:frame draw:style-name="gr2" draw:text-style-name="P3" draw:layer="layout" svg:width="16.661cm" svg:height="1.559cm" svg:x="5.8cm" svg:y="16.841cm">
          <draw:text-box>
            <text:p><text:span text:style-name="T4">Copyright © 2014 ypsitau@nifty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4" draw:text-style-name="P5" draw:layer="layout" svg:width="25cm" svg:height="2.4cm" svg:x="1.448cm" svg:y="5.521cm">
          <text:p text:style-name="P4"><text:span text:style-name="T5">名前</text:span><text:tab/><text:span text:style-name="T6">斉藤 寛 </text:span><text:span text:style-name="T7">(</text:span><text:span text:style-name="T7">ゆたか</text:span><text:span text:style-name="T7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7cm" svg:y="8.4cm">
          <text:p text:style-name="P6"><text:span text:style-name="T8">開発経験</text:span><text:span text:style-name="T9"><text:tab/></text:span><text:span text:style-name="T10">組込ファームウェア </text:span><text:span text:style-name="T11">から</text:span><text:span text:style-name="T10"> </text:span><text:span text:style-name="T10">GUI </text:span><text:span text:style-name="T11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4cm">
          <text:p text:style-name="P5"><text:span text:style-name="T5">職歴</text:span><text:tab/><text:span text:style-name="T12">電機</text:span><text:span text:style-name="T13">メーカ</text:span><text:span text:style-name="T12">・米半導体</text:span><text:span text:style-name="T13">メーカ</text:span><text:span text:style-name="T12">・</text:span><text:span text:style-name="T14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395cm" svg:y="16.8cm">
          <text:p text:style-name="P5"><text:span text:style-name="T5">現職</text:span><text:tab/><text:span text:style-name="T14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8.334cm" svg:height="1.635cm" svg:x="17.6cm" svg:y="16.765cm">
          <draw:text-box>
            <text:p text:style-name="P8"><text:span text:style-name="T15">Gura </text:span><text:span text:style-name="T15">開発に専念中</text:span></text:p>
          </draw:text-box>
        </draw:frame>
        <draw:custom-shape draw:style-name="gr7" draw:text-style-name="P1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5cm" svg:height="2.4cm" svg:x="1.395cm" svg:y="11.205cm">
          <text:p text:style-name="P5"><text:span text:style-name="T5">使用言語</text:span><text:tab/>C++, <text:span text:style-name="T6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6.4cm">
          <text:p text:style-name="P1"><text:span text:style-name="T17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12.6cm">
          <text:p text:style-name="P1"><text:span text:style-name="T17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8cm" svg:height="2.8cm" svg:x="5cm" svg:y="8.8cm">
          <text:p text:style-name="P1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8cm" svg:height="2.8cm" svg:x="5cm" svg:y="5.2cm">
          <text:p text:style-name="P1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5.2cm">
          <text:p text:style-name="P1"><text:span text:style-name="T17">Gura</text:span><text:span text:style-name="T17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1" draw:layer="layout" svg:width="24.8cm" svg:height="2.156cm" svg:x="1.6cm" svg:y="5.294cm">
          <draw:text-box>
            <text:p text:style-name="P1">プログラム中で頻繁に出てくる <text:span text:style-name="T18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19">for (i = 0; i &lt; 10; i++) {</text:span></text:p>
          <text:p text:style-name="P15"><text:span text:style-name="T19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19">people.each do |person|</text:span></text:p>
          <text:p text:style-name="P15"><text:span text:style-name="T19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19">for x in range(10):</text:span></text:p>
          <text:p text:style-name="P17"><text:span text:style-name="T19"><text:tab/></text:span><text:span text:style-name="T19">ho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6.2cm" svg:height="3.2cm" svg:x="1cm" svg:y="15.444cm">
          <text:p text:style-name="P1"><text:span text:style-name="T20">冗長</text:span><text:span text:style-name="T21">な</text:span><text:span text:style-name="T20">制御構文</text:span><text:span text:style-name="T21">なしで処理できないか</text:span><text:span text:style-name="T21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3" draw:text-style-name="P20" draw:layer="layout" svg:width="21.978cm" svg:height="3.658cm" svg:x="2cm" svg:y="5.942cm">
          <draw:text-box>
            <text:p text:style-name="P19"><text:span text:style-name="T22">数値列 </text:span><text:span text:style-name="T23">-3, -2, -1, 0, 1, 2, 3 </text:span><text:span text:style-name="T23">があります。</text:span></text:p>
            <text:p text:style-name="P19"><text:span text:style-name="T23">二乗した値を求めて</text:span><text:span text:style-name="T22">リスト</text:span><text:span text:style-name="T24">にしてください</text:span></text:p>
          </draw:text-box>
        </draw:frame>
        <draw:line draw:style-name="gr14" draw:text-style-name="P1" draw:layer="layout" svg:x1="3cm" svg:y1="17.246cm" svg:x2="11.2cm" svg:y2="17.246cm">
          <text:p/>
        </draw:line>
        <draw:line draw:style-name="gr14" draw:text-style-name="P1" draw:layer="layout" svg:x1="7cm" svg:y1="18.246cm" svg:x2="7cm" svg:y2="11.646cm">
          <text:p/>
        </draw:line>
        <draw:custom-shape draw:style-name="gr15" draw:text-style-name="P1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2.2cm" svg:height="6.8cm" svg:x="14.2cm" svg:y="10.8cm">
          <text:p text:style-name="P1"><text:span text:style-name="T25">あなたの好きな</text:span></text:p>
          <text:p text:style-name="P1"><text:span text:style-name="T25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1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8" draw:text-style-name="P22" draw:layer="layout" svg:width="1.023cm" svg:height="1.754cm" svg:x="10.177cm" svg:y="16.846cm">
          <draw:text-box>
            <text:p><text:span text:style-name="T26">x</text:span></text:p>
          </draw:text-box>
        </draw:frame>
        <draw:frame draw:style-name="gr18" draw:text-style-name="P22" draw:layer="layout" svg:width="1.048cm" svg:height="1.754cm" svg:x="5.752cm" svg:y="10.892cm">
          <draw:text-box>
            <text:p><text:span text:style-name="T26">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9" draw:text-style-name="P23" draw:layer="layout" svg:width="22.6cm" svg:height="4.2cm" svg:x="2.591cm" svg:y="5.2cm">
          <text:p text:style-name="P15"><text:span text:style-name="T27">x = [-3, -2, -1, 0, 1, 2, 3]</text:span></text:p>
          <text:p text:style-name="P15"><text:span text:style-name="T27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9" draw:text-style-name="P23" draw:layer="layout" svg:width="22.6cm" svg:height="4.2cm" svg:x="2.591cm" svg:y="5.2cm">
          <text:p text:style-name="P15"><text:span text:style-name="T27">x = [-3, -2, -1, 0, 1, 2, 3]</text:span></text:p>
          <text:p text:style-name="P15"><text:span text:style-name="T27">y = x * x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15.298cm" svg:height="1.733cm" svg:x="12.102cm" svg:y="14.6cm">
          <draw:text-box>
            <text:p><text:span text:style-name="T28">要素をかけ算するイテレータ生成</text:span></text:p>
          </draw:text-box>
        </draw:frame>
        <draw:line draw:style-name="gr20" draw:text-style-name="P1" draw:layer="layout" svg:x1="9.8cm" svg:y1="8.6cm" svg:x2="9.8cm" svg:y2="9.605cm">
          <text:p/>
        </draw:line>
        <draw:frame draw:style-name="gr21" draw:text-style-name="P25" draw:layer="layout" svg:width="2.191cm" svg:height="1.098cm" svg:x="8.6cm" svg:y="9.502cm">
          <draw:text-box>
            <text:p><text:span text:style-name="T29">リスト</text:span></text:p>
          </draw:text-box>
        </draw:frame>
        <draw:line draw:style-name="gr22" draw:text-style-name="P1" draw:layer="layout" svg:x1="2.8cm" svg:y1="13.758cm" svg:x2="2.8cm" svg:y2="8.8cm">
          <text:p/>
        </draw:line>
        <draw:frame draw:style-name="gr21" draw:text-style-name="P25" draw:layer="layout" svg:width="2.191cm" svg:height="1.098cm" svg:x="1.6cm" svg:y="13.758cm">
          <draw:text-box>
            <text:p><text:span text:style-name="T29">リスト</text:span></text:p>
          </draw:text-box>
        </draw:frame>
        <draw:line draw:style-name="gr20" draw:text-style-name="P1" draw:layer="layout" svg:x1="7.442cm" svg:y1="16cm" svg:x2="7.4cm" svg:y2="17.709cm">
          <text:p/>
        </draw:line>
        <draw:line draw:style-name="gr20" draw:text-style-name="P1" draw:layer="layout" svg:x1="7.4cm" svg:y1="17.709cm" svg:x2="2.694cm" svg:y2="17.8cm">
          <text:p/>
        </draw:line>
        <draw:frame draw:style-name="gr21" draw:text-style-name="P25" draw:layer="layout" svg:width="3.317cm" svg:height="1.098cm" svg:x="5.736cm" svg:y="14.958cm">
          <draw:text-box>
            <text:p><text:span text:style-name="T29">イテレータ</text:span></text:p>
          </draw:text-box>
        </draw:frame>
        <draw:line draw:style-name="gr20" draw:text-style-name="P1" draw:layer="layout" svg:x1="5.837cm" svg:y1="8.4cm" svg:x2="5.8cm" svg:y2="9.502cm">
          <text:p/>
        </draw:line>
        <draw:line draw:style-name="gr22" draw:text-style-name="P1" draw:layer="layout" svg:x1="7.582cm" svg:y1="13.656cm" svg:x2="7.536cm" svg:y2="14.958cm">
          <text:p/>
        </draw:line>
        <draw:frame draw:style-name="gr21" draw:text-style-name="P25" draw:layer="layout" svg:width="2.191cm" svg:height="1.098cm" svg:x="4.791cm" svg:y="9.502cm">
          <draw:text-box>
            <text:p><text:span text:style-name="T29">リスト</text:span></text:p>
          </draw:text-box>
        </draw:frame>
        <draw:line draw:style-name="gr20" draw:text-style-name="P1" draw:layer="layout" svg:x1="5.736cm" svg:y1="13.601cm" svg:x2="9.8cm" svg:y2="13.656cm">
          <text:p/>
        </draw:line>
        <draw:frame draw:style-name="gr13" draw:text-style-name="P24" draw:layer="layout" svg:width="15.298cm" svg:height="1.733cm" svg:x="11.929cm" svg:y="17.267cm">
          <draw:text-box>
            <text:p><text:span text:style-name="T28">イテレータを評価してリスト生成</text:span></text:p>
          </draw:text-box>
        </draw:frame>
        <draw:frame draw:style-name="gr21" draw:text-style-name="P25" draw:layer="layout" svg:width="3.317cm" svg:height="1.098cm" svg:x="4.127cm" svg:y="12.056cm">
          <draw:text-box>
            <text:p><text:span text:style-name="T29">イテレータ</text:span></text:p>
          </draw:text-box>
        </draw:frame>
        <draw:frame draw:style-name="gr21" draw:text-style-name="P25" draw:layer="layout" svg:width="3.317cm" svg:height="1.098cm" svg:x="7.819cm" svg:y="12.056cm">
          <draw:text-box>
            <text:p><text:span text:style-name="T29">イテレータ</text:span></text:p>
          </draw:text-box>
        </draw:frame>
        <draw:line draw:style-name="gr22" draw:text-style-name="P1" draw:layer="layout" svg:x1="2.736cm" svg:y1="17.8cm" svg:x2="2.736cm" svg:y2="14.856cm">
          <text:p/>
        </draw:line>
        <draw:line draw:style-name="gr20" draw:text-style-name="P1" draw:layer="layout" svg:x1="9.8cm" svg:y1="13.154cm" svg:x2="9.8cm" svg:y2="13.656cm">
          <text:p/>
        </draw:line>
        <draw:line draw:style-name="gr20" draw:text-style-name="P1" draw:layer="layout" svg:x1="5.736cm" svg:y1="13.051cm" svg:x2="5.736cm" svg:y2="13.601cm">
          <text:p/>
        </draw:line>
        <draw:line draw:style-name="gr20" draw:text-style-name="P1" draw:layer="layout" svg:x1="9cm" svg:y1="8.2cm" svg:x2="9.8cm" svg:y2="8.6cm">
          <text:p/>
        </draw:line>
        <draw:line draw:style-name="gr22" draw:text-style-name="P1" draw:layer="layout" svg:x1="5.757cm" svg:y1="10.6cm" svg:x2="5.757cm" svg:y2="12.056cm">
          <text:p/>
        </draw:line>
        <draw:line draw:style-name="gr22" draw:text-style-name="P1" draw:layer="layout" svg:x1="9.8cm" svg:y1="10.511cm" svg:x2="9.8cm" svg:y2="12.056cm">
          <text:p/>
        </draw:line>
        <draw:frame draw:style-name="gr13" draw:text-style-name="P24" draw:layer="layout" svg:width="12.338cm" svg:height="1.733cm" svg:x="12.062cm" svg:y="11.667cm">
          <draw:text-box>
            <text:p><text:span text:style-name="T28">リストからイテレータ生成</text:span></text:p>
          </draw:text-box>
        </draw:frame>
        <draw:custom-shape draw:style-name="gr16" draw:text-style-name="P26" draw:layer="layout" svg:width="0.912cm" svg:height="0.912cm" svg:x="11.35cm" svg:y="11.888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0.912cm" svg:height="0.912cm" svg:x="11.252cm" svg:y="14.786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0.912cm" svg:height="0.912cm" svg:x="11.2cm" svg:y="17.467cm">
          <text:p text:style-name="P1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7" draw:layer="layout" svg:width="2.558cm" svg:height="1.309cm" svg:x="6.136cm" svg:y="17.091cm">
          <draw:text-box>
            <text:p><text:span text:style-name="T31">評価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1" draw:layer="layout" svg:width="12.8cm" svg:height="8.6cm" svg:x="14.4cm" svg:y="10.4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3" draw:text-style-name="P20" draw:layer="layout" svg:width="24.238cm" svg:height="3.637cm" svg:x="2cm" svg:y="5.942cm">
          <draw:text-box>
            <text:p text:style-name="P19"><text:span text:style-name="T24">テキストファイルを読み込み、行番号つきで</text:span></text:p>
            <text:p text:style-name="P19"><text:span text:style-name="T24">画面に表示するプログラムをつくってください</text:span></text:p>
          </draw:text-box>
        </draw:frame>
        <draw:custom-shape draw:style-name="gr15" draw:text-style-name="P1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1" draw:layer="layout" svg:width="12.4cm" svg:height="6.8cm" svg:x="1.4cm" svg:y="10.8cm">
          <text:p text:style-name="P1"><text:span text:style-name="T25">Think it with your</text:span></text:p>
          <text:p text:style-name="P1"><text:span text:style-name="T25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8" draw:layer="layout" svg:width="11.4cm" svg:height="7.6cm" svg:x="15.4cm" svg:y="11cm">
          <text:p text:style-name="P15"><text:span text:style-name="T32">1: #include &lt;stdio.h&gt;</text:span></text:p>
          <text:p text:style-name="P15"><text:span text:style-name="T32">2: int main()</text:span></text:p>
          <text:p text:style-name="P15"><text:span text:style-name="T32">3: {</text:span></text:p>
          <text:p text:style-name="P15"><text:span text:style-name="T32">4: <text:s text:c="4"/>printf(“Hello, Wor</text:span></text:p>
          <text:p text:style-name="P15"><text:span text:style-name="T32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5" draw:text-style-name="P23" draw:layer="layout" svg:width="23.6cm" svg:height="4.2cm" svg:x="2cm" svg:y="5.711cm">
          <text:p text:style-name="P15"><text:span text:style-name="T27">printf('%d: %s',</text:span></text:p>
          <text:p text:style-name="P29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9" draw:text-style-name="P23" draw:layer="layout" svg:width="23.6cm" svg:height="4.2cm" svg:x="2cm" svg:y="5.711cm">
          <text:p text:style-name="P15"><text:span text:style-name="T27">printf('%d: %s',</text:span></text:p>
          <text:p text:style-name="P29"><text:span text:style-name="T27"><text:tab/></text:span><text:span text:style-name="T27">1.., readlines('hello.c'))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7.474cm" svg:y1="9.022cm" svg:x2="7.522cm" svg:y2="12.485cm">
          <text:p/>
        </draw:line>
        <draw:frame draw:style-name="gr21" draw:text-style-name="P25" draw:layer="layout" svg:width="3.317cm" svg:height="1.098cm" svg:x="5.757cm" svg:y="10.622cm">
          <draw:text-box>
            <text:p><text:span text:style-name="T29">イテレータ</text:span></text:p>
          </draw:text-box>
        </draw:frame>
        <draw:line draw:style-name="gr20" draw:text-style-name="P1" draw:layer="layout" svg:x1="12.4cm" svg:y1="9.022cm" svg:x2="12.4cm" svg:y2="12.485cm">
          <text:p/>
        </draw:line>
        <draw:frame draw:style-name="gr21" draw:text-style-name="P25" draw:layer="layout" svg:width="3.317cm" svg:height="1.098cm" svg:x="10.8cm" svg:y="10.622cm">
          <draw:text-box>
            <text:p><text:span text:style-name="T29">イテレータ</text:span></text:p>
          </draw:text-box>
        </draw:frame>
        <draw:line draw:style-name="gr22" draw:text-style-name="P1" draw:layer="layout" svg:x1="9.635cm" svg:y1="12.485cm" svg:x2="9.635cm" svg:y2="13.6cm">
          <text:p/>
        </draw:line>
        <draw:line draw:style-name="gr20" draw:text-style-name="P1" draw:layer="layout" svg:x1="7.522cm" svg:y1="12.485cm" svg:x2="12.4cm" svg:y2="12.485cm">
          <text:p/>
        </draw:line>
        <draw:frame draw:style-name="gr21" draw:text-style-name="P25" draw:layer="layout" svg:width="3.317cm" svg:height="1.098cm" svg:x="8.044cm" svg:y="13.6cm">
          <draw:text-box>
            <text:p><text:span text:style-name="T29">イテレータ</text:span></text:p>
          </draw:text-box>
        </draw:frame>
        <draw:line draw:style-name="gr26" draw:text-style-name="P1" draw:layer="layout" svg:x1="9.561cm" svg:y1="14.698cm" svg:x2="9.635cm" svg:y2="18.6cm">
          <text:p/>
        </draw:line>
        <draw:frame draw:style-name="gr27" draw:text-style-name="P1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8" draw:text-style-name="P24" draw:layer="layout" svg:width="14.527cm" svg:height="3.227cm" svg:x="12.873cm" svg:y="13cm">
          <draw:text-box>
            <text:p><text:span text:style-name="T33">要素ごとに </text:span><text:span text:style-name="T33">printf</text:span><text:span text:style-name="T28"> </text:span><text:span text:style-name="T28">を実行する</text:span></text:p>
            <text:p><text:span text:style-name="T28">イテレータ生成</text:span></text:p>
          </draw:text-box>
        </draw:frame>
        <draw:frame draw:style-name="gr13" draw:text-style-name="P24" draw:layer="layout" svg:width="14.311cm" svg:height="1.733cm" svg:x="12.655cm" svg:y="16.467cm">
          <draw:text-box>
            <text:p><text:span text:style-name="T28">イテレータを評価した後、破棄</text:span></text:p>
          </draw:text-box>
        </draw:frame>
        <draw:custom-shape draw:style-name="gr16" draw:text-style-name="P26" draw:layer="layout" svg:width="0.912cm" svg:height="0.912cm" svg:x="11.906cm" svg:y="13.311cm">
          <text:p text:style-name="P1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7" draw:layer="layout" svg:width="2.558cm" svg:height="1.309cm" svg:x="8.292cm" svg:y="16cm">
          <draw:text-box>
            <text:p><text:span text:style-name="T31">評価</text:span></text:p>
          </draw:text-box>
        </draw:frame>
        <draw:custom-shape draw:style-name="gr16" draw:text-style-name="P26" draw:layer="layout" svg:width="0.912cm" svg:height="0.912cm" svg:x="11.855cm" svg:y="16.807cm">
          <text:p text:style-name="P1"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custom-shape draw:style-name="gr29" draw:text-style-name="P1" draw:layer="layout" svg:width="25.4cm" svg:height="4cm" svg:x="1.4cm" svg:y="6.8cm">
          <text:p text:style-name="P1">イテレータから新たなイテレータを生成し、</text:p>
          <text:p text:style-name="P1">演算・評価できる言語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1" draw:text-style-name="P25" draw:layer="layout" svg:width="3.317cm" svg:height="1.098cm" svg:x="3.2cm" svg:y="12.6cm">
            <draw:text-box>
              <text:p><text:span text:style-name="T29">イテレータ</text:span></text:p>
            </draw:text-box>
          </draw:frame>
          <draw:line draw:style-name="gr20" draw:text-style-name="P1" draw:layer="layout" svg:x1="6.517cm" svg:y1="13.098cm" svg:x2="7.717cm" svg:y2="13.098cm">
            <text:p/>
          </draw:line>
          <draw:frame draw:style-name="gr21" draw:text-style-name="P25" draw:layer="layout" svg:width="3.317cm" svg:height="1.098cm" svg:x="3.2cm" svg:y="14.2cm">
            <draw:text-box>
              <text:p><text:span text:style-name="T29">イテレータ</text:span></text:p>
            </draw:text-box>
          </draw:frame>
          <draw:line draw:style-name="gr20" draw:text-style-name="P1" draw:layer="layout" svg:x1="6.517cm" svg:y1="14.698cm" svg:x2="7.717cm" svg:y2="14.698cm">
            <text:p/>
          </draw:line>
          <draw:line draw:style-name="gr20" draw:text-style-name="P1" draw:layer="layout" svg:x1="7.717cm" svg:y1="13.098cm" svg:x2="7.717cm" svg:y2="14.698cm">
            <text:p/>
          </draw:line>
          <draw:frame draw:style-name="gr21" draw:text-style-name="P25" draw:layer="layout" svg:width="3.317cm" svg:height="1.098cm" svg:x="8.717cm" svg:y="15.12cm">
            <draw:text-box>
              <text:p><text:span text:style-name="T29">イテレータ</text:span></text:p>
            </draw:text-box>
          </draw:frame>
          <draw:line draw:style-name="gr20" draw:text-style-name="P1" draw:layer="layout" svg:x1="11.917cm" svg:y1="13.898cm" svg:x2="12.917cm" svg:y2="13.898cm">
            <text:p/>
          </draw:line>
          <draw:line draw:style-name="gr20" draw:text-style-name="P1" draw:layer="layout" svg:x1="12.034cm" svg:y1="15.698cm" svg:x2="12.917cm" svg:y2="15.698cm">
            <text:p/>
          </draw:line>
          <draw:line draw:style-name="gr20" draw:text-style-name="P1" draw:layer="layout" svg:x1="12.917cm" svg:y1="13.898cm" svg:x2="12.917cm" svg:y2="17.098cm">
            <text:p/>
          </draw:line>
          <draw:line draw:style-name="gr30" draw:text-style-name="P1" draw:layer="layout" svg:x1="12.917cm" svg:y1="14.898cm" svg:x2="16.317cm" svg:y2="14.898cm">
            <text:p/>
          </draw:line>
          <draw:frame draw:style-name="gr21" draw:text-style-name="P25" draw:layer="layout" svg:width="3.317cm" svg:height="1.098cm" svg:x="13.8cm" svg:y="16.4cm">
            <draw:text-box>
              <text:p><text:span text:style-name="T29">イテレータ</text:span></text:p>
            </draw:text-box>
          </draw:frame>
          <draw:line draw:style-name="gr31" draw:text-style-name="P1" draw:layer="layout" svg:x1="14.517cm" svg:y1="14.898cm" svg:x2="14.517cm" svg:y2="16.498cm">
            <text:p/>
          </draw:line>
          <draw:frame draw:style-name="gr21" draw:text-style-name="P25" draw:layer="layout" svg:width="3.317cm" svg:height="1.098cm" svg:x="16.317cm" svg:y="14.298cm">
            <draw:text-box>
              <text:p><text:span text:style-name="T29">イテレータ</text:span></text:p>
            </draw:text-box>
          </draw:frame>
          <draw:frame draw:style-name="gr21" draw:text-style-name="P25" draw:layer="layout" svg:width="3.317cm" svg:height="1.098cm" svg:x="8.717cm" svg:y="13.298cm">
            <draw:text-box>
              <text:p><text:span text:style-name="T29">イテレータ</text:span></text:p>
            </draw:text-box>
          </draw:frame>
          <draw:frame draw:style-name="gr21" draw:text-style-name="P25" draw:layer="layout" svg:width="3.317cm" svg:height="1.098cm" svg:x="8.717cm" svg:y="16.698cm">
            <draw:text-box>
              <text:p><text:span text:style-name="T29">イテレータ</text:span></text:p>
            </draw:text-box>
          </draw:frame>
          <draw:line draw:style-name="gr20" draw:text-style-name="P1" draw:layer="layout" svg:x1="12.034cm" svg:y1="17.098cm" svg:x2="12.917cm" svg:y2="17.098cm">
            <text:p/>
          </draw:line>
          <draw:line draw:style-name="gr22" draw:text-style-name="P1" draw:layer="layout" svg:x1="7.717cm" svg:y1="13.898cm" svg:x2="8.717cm" svg:y2="13.898cm">
            <text:p/>
          </draw:line>
          <draw:line draw:style-name="gr30" draw:text-style-name="P1" draw:layer="layout" svg:x1="19.634cm" svg:y1="14.898cm" svg:x2="26cm" svg:y2="14.996cm">
            <text:p/>
          </draw:line>
          <draw:frame draw:style-name="gr23" draw:text-style-name="P27" draw:layer="layout" svg:width="2.558cm" svg:height="1.309cm" svg:x="21.642cm" svg:y="14.287cm">
            <draw:text-box>
              <text:p><text:span text:style-name="T31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3" draw:text-style-name="P30" draw:layer="layout" svg:width="16.36cm" svg:height="1.965cm" svg:x="2.24cm" svg:y="8.435cm">
          <draw:text-box>
            <text:p><text:span text:style-name="T34">1. </text:span><text:span text:style-name="T34">繰り返し処理を簡潔に書ける</text:span></text:p>
          </draw:text-box>
        </draw:frame>
        <draw:frame draw:style-name="gr13" draw:text-style-name="P30" draw:layer="layout" svg:width="15.191cm" svg:height="1.965cm" svg:x="2.2cm" svg:y="11.8cm">
          <draw:text-box>
            <text:p><text:span text:style-name="T34">2. </text:span><text:span text:style-name="T34">並列処理が容易になる </text:span><text:span text:style-name="T35">かも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32" draw:text-style-name="P1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7" draw:text-style-name="P1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7" draw:text-style-name="P1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2" draw:text-style-name="P1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3" draw:text-style-name="P25" draw:layer="layout" svg:width="3.317cm" svg:height="1.098cm" svg:x="0.8cm" svg:y="7.607cm">
          <draw:text-box>
            <text:p><text:span text:style-name="T29">イテレータ</text:span></text:p>
          </draw:text-box>
        </draw:frame>
        <draw:line draw:style-name="gr20" draw:text-style-name="P1" draw:layer="layout" svg:x1="4.117cm" svg:y1="8.105cm" svg:x2="5.317cm" svg:y2="8.105cm">
          <text:p/>
        </draw:line>
        <draw:frame draw:style-name="gr33" draw:text-style-name="P25" draw:layer="layout" svg:width="3.317cm" svg:height="1.098cm" svg:x="0.8cm" svg:y="9.207cm">
          <draw:text-box>
            <text:p><text:span text:style-name="T29">イテレータ</text:span></text:p>
          </draw:text-box>
        </draw:frame>
        <draw:line draw:style-name="gr20" draw:text-style-name="P1" draw:layer="layout" svg:x1="4.117cm" svg:y1="9.705cm" svg:x2="5.317cm" svg:y2="9.705cm">
          <text:p/>
        </draw:line>
        <draw:line draw:style-name="gr20" draw:text-style-name="P1" draw:layer="layout" svg:x1="5.317cm" svg:y1="8.105cm" svg:x2="5.317cm" svg:y2="9.705cm">
          <text:p/>
        </draw:line>
        <draw:frame draw:style-name="gr33" draw:text-style-name="P25" draw:layer="layout" svg:width="3.317cm" svg:height="1.098cm" svg:x="6.317cm" svg:y="10.127cm">
          <draw:text-box>
            <text:p><text:span text:style-name="T29">イテレータ</text:span></text:p>
          </draw:text-box>
        </draw:frame>
        <draw:line draw:style-name="gr20" draw:text-style-name="P1" draw:layer="layout" svg:x1="9.517cm" svg:y1="8.905cm" svg:x2="10.517cm" svg:y2="8.905cm">
          <text:p/>
        </draw:line>
        <draw:line draw:style-name="gr20" draw:text-style-name="P1" draw:layer="layout" svg:x1="9.634cm" svg:y1="10.705cm" svg:x2="10.517cm" svg:y2="10.705cm">
          <text:p/>
        </draw:line>
        <draw:line draw:style-name="gr20" draw:text-style-name="P1" draw:layer="layout" svg:x1="10.517cm" svg:y1="8.905cm" svg:x2="10.517cm" svg:y2="12.105cm">
          <text:p/>
        </draw:line>
        <draw:line draw:style-name="gr30" draw:text-style-name="P1" draw:layer="layout" svg:x1="10.517cm" svg:y1="9.905cm" svg:x2="13.917cm" svg:y2="9.905cm">
          <text:p/>
        </draw:line>
        <draw:frame draw:style-name="gr33" draw:text-style-name="P25" draw:layer="layout" svg:width="3.317cm" svg:height="1.098cm" svg:x="11.4cm" svg:y="11.407cm">
          <draw:text-box>
            <text:p><text:span text:style-name="T29">イテレータ</text:span></text:p>
          </draw:text-box>
        </draw:frame>
        <draw:line draw:style-name="gr31" draw:text-style-name="P1" draw:layer="layout" svg:x1="12.117cm" svg:y1="9.905cm" svg:x2="12.117cm" svg:y2="11.505cm">
          <text:p/>
        </draw:line>
        <draw:frame draw:style-name="gr34" draw:text-style-name="P25" draw:layer="layout" svg:width="3.317cm" svg:height="1.098cm" svg:x="13.917cm" svg:y="9.305cm">
          <draw:text-box>
            <text:p><text:span text:style-name="T29">イテレータ</text:span></text:p>
          </draw:text-box>
        </draw:frame>
        <draw:frame draw:style-name="gr33" draw:text-style-name="P25" draw:layer="layout" svg:width="3.317cm" svg:height="1.098cm" svg:x="6.317cm" svg:y="8.305cm">
          <draw:text-box>
            <text:p><text:span text:style-name="T29">イテレータ</text:span></text:p>
          </draw:text-box>
        </draw:frame>
        <draw:frame draw:style-name="gr33" draw:text-style-name="P25" draw:layer="layout" svg:width="3.317cm" svg:height="1.098cm" svg:x="6.317cm" svg:y="11.705cm">
          <draw:text-box>
            <text:p><text:span text:style-name="T29">イテレータ</text:span></text:p>
          </draw:text-box>
        </draw:frame>
        <draw:line draw:style-name="gr20" draw:text-style-name="P1" draw:layer="layout" svg:x1="9.634cm" svg:y1="12.105cm" svg:x2="10.517cm" svg:y2="12.105cm">
          <text:p/>
        </draw:line>
        <draw:line draw:style-name="gr22" draw:text-style-name="P1" draw:layer="layout" svg:x1="5.317cm" svg:y1="8.905cm" svg:x2="6.317cm" svg:y2="8.905cm">
          <text:p/>
        </draw:line>
        <draw:line draw:style-name="gr30" draw:text-style-name="P1" draw:layer="layout" svg:x1="17.234cm" svg:y1="9.905cm" svg:x2="23.6cm" svg:y2="10.003cm">
          <text:p/>
        </draw:line>
        <draw:frame draw:style-name="gr35" draw:text-style-name="P27" draw:layer="layout" svg:width="2.558cm" svg:height="1.309cm" svg:x="19.242cm" svg:y="9.294cm">
          <draw:text-box>
            <text:p><text:span text:style-name="T31">評価</text:span></text:p>
          </draw:text-box>
        </draw:frame>
        <draw:custom-shape draw:style-name="gr36" draw:text-style-name="P1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7" draw:text-style-name="P1" draw:layer="layout" svg:x1="10cm" svg:y1="14.4cm" svg:x2="10cm" svg:y2="16cm">
            <text:p/>
          </draw:line>
          <draw:line draw:style-name="gr37" draw:text-style-name="P1" draw:layer="layout" svg:x1="10.4cm" svg:y1="14.4cm" svg:x2="10.4cm" svg:y2="16cm">
            <text:p/>
          </draw:line>
          <draw:line draw:style-name="gr37" draw:text-style-name="P1" draw:layer="layout" svg:x1="10.8cm" svg:y1="14.4cm" svg:x2="10.8cm" svg:y2="16cm">
            <text:p/>
          </draw:line>
          <draw:line draw:style-name="gr37" draw:text-style-name="P1" draw:layer="layout" svg:x1="11.2cm" svg:y1="14.4cm" svg:x2="11.2cm" svg:y2="16cm">
            <text:p/>
          </draw:line>
          <draw:line draw:style-name="gr37" draw:text-style-name="P1" draw:layer="layout" svg:x1="11.6cm" svg:y1="14.4cm" svg:x2="11.6cm" svg:y2="16cm">
            <text:p/>
          </draw:line>
          <draw:line draw:style-name="gr37" draw:text-style-name="P1" draw:layer="layout" svg:x1="12cm" svg:y1="14.4cm" svg:x2="12cm" svg:y2="16cm">
            <text:p/>
          </draw:line>
          <draw:line draw:style-name="gr37" draw:text-style-name="P1" draw:layer="layout" svg:x1="12.4cm" svg:y1="14.4cm" svg:x2="12.4cm" svg:y2="16cm">
            <text:p/>
          </draw:line>
          <draw:line draw:style-name="gr37" draw:text-style-name="P1" draw:layer="layout" svg:x1="12.8cm" svg:y1="14.4cm" svg:x2="12.8cm" svg:y2="16cm">
            <text:p/>
          </draw:line>
          <draw:line draw:style-name="gr37" draw:text-style-name="P1" draw:layer="layout" svg:x1="13.2cm" svg:y1="14.4cm" svg:x2="13.2cm" svg:y2="16cm">
            <text:p/>
          </draw:line>
          <draw:line draw:style-name="gr37" draw:text-style-name="P1" draw:layer="layout" svg:x1="13.6cm" svg:y1="14.4cm" svg:x2="13.6cm" svg:y2="16cm">
            <text:p/>
          </draw:line>
          <draw:line draw:style-name="gr37" draw:text-style-name="P1" draw:layer="layout" svg:x1="14cm" svg:y1="14.4cm" svg:x2="14cm" svg:y2="16cm">
            <text:p/>
          </draw:line>
          <draw:line draw:style-name="gr37" draw:text-style-name="P1" draw:layer="layout" svg:x1="14.4cm" svg:y1="14.4cm" svg:x2="14.4cm" svg:y2="16cm">
            <text:p/>
          </draw:line>
          <draw:line draw:style-name="gr37" draw:text-style-name="P1" draw:layer="layout" svg:x1="14.8cm" svg:y1="14.4cm" svg:x2="14.8cm" svg:y2="16cm">
            <text:p/>
          </draw:line>
          <draw:line draw:style-name="gr37" draw:text-style-name="P1" draw:layer="layout" svg:x1="15.2cm" svg:y1="14.4cm" svg:x2="15.2cm" svg:y2="16cm">
            <text:p/>
          </draw:line>
          <draw:line draw:style-name="gr37" draw:text-style-name="P1" draw:layer="layout" svg:x1="15.6cm" svg:y1="14.4cm" svg:x2="15.6cm" svg:y2="16cm">
            <text:p/>
          </draw:line>
          <draw:line draw:style-name="gr37" draw:text-style-name="P1" draw:layer="layout" svg:x1="16cm" svg:y1="14.4cm" svg:x2="16cm" svg:y2="16cm">
            <text:p/>
          </draw:line>
          <draw:line draw:style-name="gr37" draw:text-style-name="P1" draw:layer="layout" svg:x1="16.4cm" svg:y1="14.4cm" svg:x2="16.4cm" svg:y2="16cm">
            <text:p/>
          </draw:line>
          <draw:line draw:style-name="gr37" draw:text-style-name="P1" draw:layer="layout" svg:x1="16.8cm" svg:y1="14.4cm" svg:x2="16.8cm" svg:y2="16cm">
            <text:p/>
          </draw:line>
          <draw:line draw:style-name="gr37" draw:text-style-name="P1" draw:layer="layout" svg:x1="17.2cm" svg:y1="14.4cm" svg:x2="17.2cm" svg:y2="16cm">
            <text:p/>
          </draw:line>
          <draw:line draw:style-name="gr37" draw:text-style-name="P1" draw:layer="layout" svg:x1="17.6cm" svg:y1="14.4cm" svg:x2="17.6cm" svg:y2="16cm">
            <text:p/>
          </draw:line>
          <draw:line draw:style-name="gr37" draw:text-style-name="P1" draw:layer="layout" svg:x1="18cm" svg:y1="14.4cm" svg:x2="18cm" svg:y2="16cm">
            <text:p/>
          </draw:line>
          <draw:line draw:style-name="gr37" draw:text-style-name="P1" draw:layer="layout" svg:x1="18.4cm" svg:y1="14.4cm" svg:x2="18.4cm" svg:y2="16cm">
            <text:p/>
          </draw:line>
          <draw:line draw:style-name="gr37" draw:text-style-name="P1" draw:layer="layout" svg:x1="18.8cm" svg:y1="14.4cm" svg:x2="18.8cm" svg:y2="16cm">
            <text:p/>
          </draw:line>
          <draw:line draw:style-name="gr37" draw:text-style-name="P1" draw:layer="layout" svg:x1="19.2cm" svg:y1="14.4cm" svg:x2="19.2cm" svg:y2="16cm">
            <text:p/>
          </draw:line>
          <draw:line draw:style-name="gr37" draw:text-style-name="P1" draw:layer="layout" svg:x1="19.6cm" svg:y1="14.4cm" svg:x2="19.6cm" svg:y2="16cm">
            <text:p/>
          </draw:line>
          <draw:line draw:style-name="gr37" draw:text-style-name="P1" draw:layer="layout" svg:x1="20cm" svg:y1="14.4cm" svg:x2="20cm" svg:y2="16cm">
            <text:p/>
          </draw:line>
          <draw:line draw:style-name="gr37" draw:text-style-name="P1" draw:layer="layout" svg:x1="20.4cm" svg:y1="14.4cm" svg:x2="20.4cm" svg:y2="16cm">
            <text:p/>
          </draw:line>
          <draw:line draw:style-name="gr37" draw:text-style-name="P1" draw:layer="layout" svg:x1="20.8cm" svg:y1="14.4cm" svg:x2="20.8cm" svg:y2="16cm">
            <text:p/>
          </draw:line>
          <draw:line draw:style-name="gr37" draw:text-style-name="P1" draw:layer="layout" svg:x1="21.2cm" svg:y1="14.4cm" svg:x2="21.2cm" svg:y2="16cm">
            <text:p/>
          </draw:line>
          <draw:line draw:style-name="gr37" draw:text-style-name="P1" draw:layer="layout" svg:x1="21.6cm" svg:y1="14.4cm" svg:x2="21.6cm" svg:y2="16cm">
            <text:p/>
          </draw:line>
          <draw:line draw:style-name="gr37" draw:text-style-name="P1" draw:layer="layout" svg:x1="22cm" svg:y1="14.4cm" svg:x2="22cm" svg:y2="16cm">
            <text:p/>
          </draw:line>
          <draw:line draw:style-name="gr37" draw:text-style-name="P1" draw:layer="layout" svg:x1="22.4cm" svg:y1="14.4cm" svg:x2="22.4cm" svg:y2="16cm">
            <text:p/>
          </draw:line>
          <draw:line draw:style-name="gr37" draw:text-style-name="P1" draw:layer="layout" svg:x1="22.8cm" svg:y1="14.4cm" svg:x2="22.8cm" svg:y2="16cm">
            <text:p/>
          </draw:line>
          <draw:line draw:style-name="gr37" draw:text-style-name="P1" draw:layer="layout" svg:x1="23.2cm" svg:y1="14.4cm" svg:x2="23.2cm" svg:y2="16cm">
            <text:p/>
          </draw:line>
          <draw:line draw:style-name="gr37" draw:text-style-name="P1" draw:layer="layout" svg:x1="23.6cm" svg:y1="14.4cm" svg:x2="23.6cm" svg:y2="16cm">
            <text:p/>
          </draw:line>
          <draw:line draw:style-name="gr37" draw:text-style-name="P1" draw:layer="layout" svg:x1="24cm" svg:y1="14.4cm" svg:x2="24cm" svg:y2="16cm">
            <text:p/>
          </draw:line>
          <draw:line draw:style-name="gr37" draw:text-style-name="P1" draw:layer="layout" svg:x1="24.4cm" svg:y1="14.4cm" svg:x2="24.4cm" svg:y2="16cm">
            <text:p/>
          </draw:line>
          <draw:line draw:style-name="gr37" draw:text-style-name="P1" draw:layer="layout" svg:x1="24.8cm" svg:y1="14.4cm" svg:x2="24.8cm" svg:y2="16cm">
            <text:p/>
          </draw:line>
          <draw:line draw:style-name="gr37" draw:text-style-name="P1" draw:layer="layout" svg:x1="25.2cm" svg:y1="14.4cm" svg:x2="25.2cm" svg:y2="16cm">
            <text:p/>
          </draw:line>
          <draw:line draw:style-name="gr37" draw:text-style-name="P1" draw:layer="layout" svg:x1="25.6cm" svg:y1="14.4cm" svg:x2="25.6cm" svg:y2="16cm">
            <text:p/>
          </draw:line>
        </draw:g>
        <draw:line draw:style-name="gr38" draw:text-style-name="P1" draw:layer="layout" svg:x1="18.2cm" svg:y1="6.203cm" svg:x2="18.2cm" svg:y2="12.603cm">
          <text:p/>
        </draw:line>
        <draw:line draw:style-name="gr39" draw:text-style-name="P1" draw:layer="layout" svg:x1="25.8cm" svg:y1="7.803cm" svg:x2="9.749cm" svg:y2="7.803cm">
          <text:p/>
        </draw:line>
        <draw:frame draw:style-name="gr40" draw:text-style-name="P26" draw:layer="layout" svg:width="16.4cm" svg:height="1.6cm" svg:x="9.635cm" svg:y="14.4cm">
          <draw:text-box>
            <text:p text:style-name="P1"><text:span text:style-name="T30">最終的に生成したイテレータの要素</text:span></text:p>
          </draw:text-box>
        </draw:frame>
        <draw:frame draw:style-name="gr13" draw:text-style-name="P31" draw:layer="layout" svg:width="7.851cm" svg:height="3.003cm" svg:x="10.149cm" svg:y="4.8cm">
          <draw:text-box>
            <text:p text:style-name="P1"><text:span text:style-name="T36">イテレータ生成の</text:span></text:p>
            <text:p text:style-name="P1"><text:span text:style-name="T36">負荷は軽い</text:span></text:p>
          </draw:text-box>
        </draw:frame>
        <draw:frame draw:style-name="gr13" draw:text-style-name="P31" draw:layer="layout" svg:width="6.932cm" svg:height="3.003cm" svg:x="18.667cm" svg:y="4.803cm">
          <draw:text-box>
            <text:p text:style-name="P1"><text:span text:style-name="T36">負荷が重いのは</text:span></text:p>
            <text:p text:style-name="P1"><text:span text:style-name="T36">評価の段階</text:span></text:p>
          </draw:text-box>
        </draw:frame>
        <draw:custom-shape draw:style-name="gr41" draw:text-style-name="P1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1" draw:text-style-name="P1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1" draw:text-style-name="P1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1" draw:layer="layout" svg:width="7.2cm" svg:height="3.003cm" svg:x="2.2cm" svg:y="16.997cm">
          <draw:text-box>
            <text:p text:style-name="P1"><text:span text:style-name="T36">処理系に要素を</text:span></text:p>
            <text:p text:style-name="P1"><text:span text:style-name="T36">分配して評価</text:span></text:p>
          </draw:text-box>
        </draw:frame>
        <draw:frame draw:style-name="gr42" draw:text-style-name="P32" draw:layer="layout" svg:width="2.1cm" svg:height="1.158cm" svg:x="12cm" svg:y="18.59cm">
          <draw:text-box>
            <text:p><text:span text:style-name="T37">評価</text:span></text:p>
          </draw:text-box>
        </draw:frame>
        <draw:frame draw:style-name="gr42" draw:text-style-name="P32" draw:layer="layout" svg:width="2.1cm" svg:height="1.158cm" svg:x="17.6cm" svg:y="18.59cm">
          <draw:text-box>
            <text:p><text:span text:style-name="T37">評価</text:span></text:p>
          </draw:text-box>
        </draw:frame>
        <draw:frame draw:style-name="gr42" draw:text-style-name="P32" draw:layer="layout" svg:width="2.1cm" svg:height="1.158cm" svg:x="23.7cm" svg:y="18.59cm">
          <draw:text-box>
            <text:p><text:span text:style-name="T37">評価</text:span></text:p>
          </draw:text-box>
        </draw:frame>
        <draw:custom-shape draw:style-name="gr43" draw:text-style-name="P1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8.8cm">
          <text:p text:style-name="P1"><text:span text:style-name="T17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38">基本的な仕様</text:span></text:p>
          </draw:text-box>
        </draw:frame>
        <draw:frame draw:style-name="gr44" draw:text-style-name="P33" draw:layer="layout" svg:width="15.509cm" svg:height="2.156cm" svg:x="6.291cm" svg:y="5.256cm">
          <draw:text-box>
            <text:p><text:span text:style-name="T20">関数</text:span></text:p>
          </draw:text-box>
        </draw:frame>
        <draw:frame draw:style-name="gr45" draw:text-style-name="P33" draw:layer="layout" svg:width="15.509cm" svg:height="2.156cm" svg:x="6.291cm" svg:y="14.097cm">
          <draw:text-box>
            <text:p><text:span text:style-name="T20">コレクション</text:span></text:p>
          </draw:text-box>
        </draw:frame>
        <draw:frame draw:style-name="gr46" draw:text-style-name="P33" draw:layer="layout" svg:width="15.509cm" svg:height="2.156cm" svg:x="6.291cm" svg:y="17.044cm">
          <draw:text-box>
            <text:p><text:span text:style-name="T20">スコープ管理</text:span></text:p>
          </draw:text-box>
        </draw:frame>
        <draw:frame draw:style-name="gr47" draw:text-style-name="P33" draw:layer="layout" svg:width="15.52cm" svg:height="2.156cm" svg:x="6.28cm" svg:y="8.203cm">
          <draw:text-box>
            <text:p><text:span text:style-name="T20">制御構文</text:span></text:p>
          </draw:text-box>
        </draw:frame>
        <draw:frame draw:style-name="gr48" draw:text-style-name="P33" draw:layer="layout" svg:width="15.6cm" svg:height="2.156cm" svg:x="6.2cm" svg:y="11.15cm">
          <draw:text-box>
            <text:p><text:span text:style-name="T20">オブジェクト指向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g>
          <draw:frame draw:style-name="gr49" draw:text-style-name="P34" draw:layer="layout" svg:width="10.802cm" svg:height="1.944cm" svg:x="16.226cm" svg:y="15cm">
            <draw:text-box>
              <text:p><text:span text:style-name="T36">呼出し例 </text:span><text:span text:style-name="T36">(</text:span><text:span text:style-name="T36">名前つき引数</text:span><text:span text:style-name="T36">)</text:span></text:p>
            </draw:text-box>
          </draw:frame>
          <draw:custom-shape draw:style-name="gr19" draw:text-style-name="P35" draw:layer="layout" svg:width="14.844cm" svg:height="2cm" svg:x="1.479cm" svg:y="15cm">
            <text:p text:style-name="P15"><text:span text:style-name="T39">x = f(a =&gt; 3, b =&gt; 4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35" draw:layer="layout" svg:width="14.844cm" svg:height="3.6cm" svg:x="1.494cm" svg:y="6.8cm">
            <text:p text:style-name="P15"><text:span text:style-name="T39">f(a:number, b:number) = {</text:span></text:p>
            <text:p text:style-name="P15"><text:span text:style-name="T39"><text:tab/></text:span><text:span text:style-name="T39">a * a + b * b</text:span></text:p>
            <text:p text:style-name="P15"><text:span text:style-name="T39">}</text:span></text:p>
            <draw:enhanced-geometry svg:viewBox="0 0 21600 21600" draw:type="rectangle" draw:enhanced-path="M 0 0 L 21600 0 21600 21600 0 21600 0 0 Z N"/>
          </draw:custom-shape>
          <draw:frame draw:style-name="gr50" draw:text-style-name="P34" draw:layer="layout" svg:width="9.006cm" svg:height="3.556cm" svg:x="16.338cm" svg:y="6.844cm">
            <draw:text-box>
              <text:p><text:span text:style-name="T36">関数定義</text:span></text:p>
            </draw:text-box>
          </draw:frame>
        </draw:g>
        <draw:g>
          <draw:custom-shape draw:style-name="gr19" draw:text-style-name="P35" draw:layer="layout" svg:width="14.844cm" svg:height="2cm" svg:x="1.4cm" svg:y="12.2cm">
            <text:p text:style-name="P15"><text:span text:style-name="T39">x = f(3, 4)</text:span></text:p>
            <draw:enhanced-geometry svg:viewBox="0 0 21600 21600" draw:type="rectangle" draw:enhanced-path="M 0 0 L 21600 0 21600 21600 0 21600 0 0 Z N"/>
          </draw:custom-shape>
          <draw:frame draw:style-name="gr51" draw:text-style-name="P34" draw:layer="layout" svg:width="9.114cm" svg:height="2cm" svg:x="16.165cm" svg:y="12.2cm">
            <draw:text-box>
              <text:p><text:span text:style-name="T36">呼出し例</text:span></text:p>
            </draw:text-box>
          </draw:frame>
        </draw:g>
        <draw:custom-shape draw:style-name="gr52" draw:text-style-name="P1" draw:layer="layout" svg:width="6.8cm" svg:height="2.4cm" svg:x="18cm" svg:y="9.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632.90692545214 27303.62349021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1)</text:span> 関数</text:p>
          </draw:text-box>
        </draw:frame>
        <draw:g>
          <draw:custom-shape draw:style-name="gr19" draw:text-style-name="P37" draw:layer="layout" svg:width="17.65cm" svg:height="4.8cm" svg:x="1.212cm" svg:y="13.8cm">
            <text:p text:style-name="P36"><text:span text:style-name="T39">f(3)</text:span><text:span text:style-name="T39"><text:tab/></text:span><text:span text:style-name="T39">// a=3, b=[]</text:span></text:p>
            <text:p text:style-name="P36"><text:span text:style-name="T39">f(3, 1)</text:span><text:span text:style-name="T39"><text:tab/></text:span><text:span text:style-name="T39">// a=3, b=[1]</text:span></text:p>
            <text:p text:style-name="P36"><text:span text:style-name="T39">f(3, 1, 4, 1)</text:span><text:span text:style-name="T39"><text:tab/></text:span><text:span text:style-name="T39">// a=3, b=[1,4,1]</text:span></text:p>
            <draw:enhanced-geometry svg:viewBox="0 0 21600 21600" draw:type="rectangle" draw:enhanced-path="M 0 0 L 21600 0 21600 21600 0 21600 0 0 Z N"/>
          </draw:custom-shape>
          <draw:frame draw:style-name="gr53" draw:text-style-name="P34" draw:layer="layout" svg:width="7.938cm" svg:height="4.8cm" svg:x="18.862cm" svg:y="13.8cm">
            <draw:text-box>
              <text:p><text:span text:style-name="T36">呼出し例</text:span></text:p>
            </draw:text-box>
          </draw:frame>
        </draw:g>
        <draw:g>
          <draw:custom-shape draw:style-name="gr19" draw:text-style-name="P37" draw:layer="layout" svg:width="17.65cm" svg:height="4.8cm" svg:x="1.249cm" svg:y="7cm">
            <text:p text:style-name="P36"><text:span text:style-name="T39">f(a, b*) = {</text:span></text:p>
            <text:p text:style-name="P38"><text:span text:style-name="T39"><text:tab/></text:span><text:span text:style-name="T39">// any job</text:span></text:p>
            <text:p text:style-name="P38"><text:span text:style-name="T39">}</text:span></text:p>
            <draw:enhanced-geometry svg:viewBox="0 0 21600 21600" draw:type="rectangle" draw:enhanced-path="M 0 0 L 21600 0 21600 21600 0 21600 0 0 Z N"/>
          </draw:custom-shape>
          <draw:frame draw:style-name="gr53" draw:text-style-name="P34" draw:layer="layout" svg:width="8.101cm" svg:height="4.8cm" svg:x="18.899cm" svg:y="7cm">
            <draw:text-box>
              <text:p><text:span text:style-name="T36">可変長引数をとる</text:span></text:p>
              <text:p><text:span text:style-name="T36">関数定義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8">基本的な仕様</text:span><text:span text:style-name="T18">(1)</text:span> 関数</text:p>
          </draw:text-box>
        </draw:frame>
        <draw:g>
          <draw:frame draw:style-name="gr54" draw:text-style-name="P39" draw:layer="layout" svg:width="8.4cm" svg:height="7.2cm" svg:x="18cm" svg:y="5.2cm">
            <draw:text-box>
              <text:p><text:span text:style-name="T35">ブロック式をとる</text:span></text:p>
              <text:p><text:span text:style-name="T35">関数の定義</text:span></text:p>
            </draw:text-box>
          </draw:frame>
          <draw:custom-shape draw:style-name="gr19" draw:text-style-name="P35" draw:layer="layout" svg:width="16.473cm" svg:height="7.2cm" svg:x="1.527cm" svg:y="5.2cm">
            <text:p text:style-name="P15"><text:span text:style-name="T39">my_loop(n) {block} = {</text:span></text:p>
            <text:p text:style-name="P40"><text:span text:style-name="T39"><text:tab/></text:span><text:span text:style-name="T39">while (n &gt; 0) {</text:span></text:p>
            <text:p text:style-name="P41"><text:span text:style-name="T39"><text:tab/></text:span><text:span text:style-name="T39"><text:tab/></text:span><text:span text:style-name="T39">block()</text:span></text:p>
            <text:p text:style-name="P41"><text:span text:style-name="T39"><text:tab/></text:span><text:span text:style-name="T39"><text:tab/></text:span><text:span text:style-name="T39">n -= 1</text:span></text:p>
            <text:p text:style-name="P41"><text:span text:style-name="T39"><text:tab/></text:span><text:span text:style-name="T39">}</text:span></text:p>
            <text:p text:style-name="P15"><text:span text:style-name="T39">}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55" draw:text-style-name="P39" draw:layer="layout" svg:width="8.464cm" svg:height="5.2cm" svg:x="17.936cm" svg:y="14cm">
            <draw:text-box>
              <text:p><text:span text:style-name="T35">呼出し例</text:span></text:p>
            </draw:text-box>
          </draw:frame>
          <draw:custom-shape draw:style-name="gr19" draw:text-style-name="P35" draw:layer="layout" svg:width="16.409cm" svg:height="5.2cm" svg:x="1.527cm" svg:y="14cm">
            <text:p text:style-name="P15"><text:span text:style-name="T39">my_loop(3) {</text:span></text:p>
            <text:p text:style-name="P42"><text:span text:style-name="T39"><text:tab/></text:span><text:span text:style-name="T39">println('hello')</text:span></text:p>
            <text:p text:style-name="P42"><text:span text:style-name="T39">}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2)</text:span> 制御構文</text:p>
          </draw:text-box>
        </draw:frame>
        <draw:custom-shape draw:style-name="gr19" draw:text-style-name="P44" draw:layer="layout" svg:width="8cm" svg:height="7.8cm" svg:x="9.555cm" svg:y="8cm">
          <text:p text:style-name="P43"><text:span text:style-name="T39">if (</text:span><text:span text:style-name="T39">…</text:span><text:span text:style-name="T39">) {</text:span></text:p>
          <text:p text:style-name="P43"><text:span text:style-name="T39">} elsif (</text:span><text:span text:style-name="T39">…</text:span><text:span text:style-name="T39">) {</text:span></text:p>
          <text:p text:style-name="P43"><text:span text:style-name="T39">} elsif (…) {</text:span></text:p>
          <text:p text:style-name="P43"><text:span text:style-name="T39">} else {</text:span></text:p>
          <text:p text:style-name="P43"><text:span text:style-name="T39">}</text:span></text:p>
          <draw:enhanced-geometry svg:viewBox="0 0 21600 21600" draw:type="rectangle" draw:enhanced-path="M 0 0 L 21600 0 21600 21600 0 21600 0 0 Z N"/>
        </draw:custom-shape>
        <draw:frame draw:style-name="gr56" draw:text-style-name="P45" draw:layer="layout" svg:width="6.308cm" svg:height="1.627cm" svg:x="10.292cm" svg:y="5.6cm">
          <draw:text-box>
            <text:p text:style-name="P39"><text:span text:style-name="T40">条件分岐</text:span></text:p>
          </draw:text-box>
        </draw:frame>
        <draw:custom-shape draw:style-name="gr19" draw:text-style-name="P44" draw:layer="layout" svg:width="8.2cm" svg:height="7.8cm" svg:x="18.6cm" svg:y="7.891cm">
          <text:p text:style-name="P43"><text:span text:style-name="T39">try {</text:span></text:p>
          <text:p text:style-name="P43"><text:span text:style-name="T39">} catch (…) {</text:span></text:p>
          <text:p text:style-name="P43"><text:span text:style-name="T39">} catch (…) {</text:span></text:p>
          <text:p text:style-name="P43"><text:span text:style-name="T39">}</text:span></text:p>
          <draw:enhanced-geometry svg:viewBox="0 0 21600 21600" draw:type="rectangle" draw:enhanced-path="M 0 0 L 21600 0 21600 21600 0 21600 0 0 Z N"/>
        </draw:custom-shape>
        <draw:frame draw:style-name="gr56" draw:text-style-name="P47" draw:layer="layout" svg:width="6.308cm" svg:height="1.733cm" svg:x="19.492cm" svg:y="5.502cm">
          <draw:text-box>
            <text:p text:style-name="P46"><text:span text:style-name="T41">例外処理</text:span></text:p>
          </draw:text-box>
        </draw:frame>
        <draw:custom-shape draw:style-name="gr19" draw:text-style-name="P44" draw:layer="layout" svg:width="7.4cm" svg:height="3cm" svg:x="0.84cm" svg:y="8cm">
          <text:p text:style-name="P43"><text:span text:style-name="T39">for (</text:span><text:span text:style-name="T39">…</text:span><text:span text:style-name="T39">) {</text:span></text:p>
          <text:p text:style-name="P43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44" draw:layer="layout" svg:width="7.4cm" svg:height="3cm" svg:x="0.84cm" svg:y="11.75cm">
          <text:p text:style-name="P43"><text:span text:style-name="T39">repeat (</text:span><text:span text:style-name="T39">…</text:span><text:span text:style-name="T39">) {</text:span></text:p>
          <text:p text:style-name="P43"><text:span text:style-name="T39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44" draw:layer="layout" svg:width="7.4cm" svg:height="3cm" svg:x="0.84cm" svg:y="15.4cm">
          <text:p text:style-name="P43"><text:span text:style-name="T39">while (</text:span><text:span text:style-name="T39">…</text:span><text:span text:style-name="T39">) {</text:span></text:p>
          <text:p text:style-name="P43"><text:span text:style-name="T39">}</text:span></text:p>
          <draw:enhanced-geometry svg:viewBox="0 0 21600 21600" draw:type="rectangle" draw:enhanced-path="M 0 0 L 21600 0 21600 21600 0 21600 0 0 Z N"/>
        </draw:custom-shape>
        <draw:frame draw:style-name="gr56" draw:text-style-name="P47" draw:layer="layout" svg:width="6.308cm" svg:height="1.733cm" svg:x="1.596cm" svg:y="5.535cm">
          <draw:text-box>
            <text:p text:style-name="P46"><text:span text:style-name="T41">繰返し処理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基本的な仕様</text:span><text:span text:style-name="T18">(3)</text:span> オブジェクト指向</text:p>
          </draw:text-box>
        </draw:frame>
        <draw:custom-shape draw:style-name="gr19" draw:text-style-name="P35" draw:layer="layout" svg:width="22cm" svg:height="11.4cm" svg:x="2cm" svg:y="8.4cm">
          <text:p text:style-name="P15"><text:span text:style-name="T39">Fruit = class {</text:span></text:p>
          <text:p text:style-name="P15"><text:span text:style-name="T39">}</text:span></text:p>
          <text:p text:style-name="P48"><text:span text:style-name="T39"/></text:p>
          <text:p text:style-name="P48"><text:span text:style-name="T39">Apple = class(Fruit) {</text:span></text:p>
          <text:p text:style-name="P48"><text:span text:style-name="T39">}</text:span></text:p>
          <text:p text:style-name="P48"><text:span text:style-name="T39"/></text:p>
          <text:p text:style-name="P48"><text:span text:style-name="T39">Grape = class(Fruit) {</text:span></text:p>
          <text:p text:style-name="P48"><text:span text:style-name="T39"/></text:p>
          <text:p text:style-name="P48"><text:span text:style-name="T39">}</text:span></text:p>
          <draw:enhanced-geometry svg:viewBox="0 0 21600 21600" draw:type="rectangle" draw:enhanced-path="M 0 0 L 21600 0 21600 21600 0 21600 0 0 Z N"/>
        </draw:custom-shape>
        <draw:frame draw:style-name="gr13" draw:text-style-name="P39" draw:layer="layout" svg:width="8.749cm" svg:height="1.635cm" svg:x="5.407cm" svg:y="5.8cm">
          <draw:text-box>
            <text:p><text:span text:style-name="T35">クラス</text:span><text:span text:style-name="T35">, </text:span><text:span text:style-name="T35">構造体</text:span><text:span text:style-name="T35">, </text:span><text:span text:style-name="T35">継承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4)</text:span> コレクション</text:p>
          </draw:text-box>
        </draw:frame>
        <draw:custom-shape draw:style-name="gr19" draw:text-style-name="P35" draw:layer="layout" svg:width="22cm" svg:height="2.2cm" svg:x="1.2cm" svg:y="6.2cm">
          <text:p text:style-name="P15"><text:span text:style-name="T39">[3, 1, 4, 1, 5, 9]</text:span></text:p>
          <draw:enhanced-geometry svg:viewBox="0 0 21600 21600" draw:type="rectangle" draw:enhanced-path="M 0 0 L 21600 0 21600 21600 0 21600 0 0 Z N"/>
        </draw:custom-shape>
        <draw:custom-shape draw:style-name="gr19" draw:text-style-name="P35" draw:layer="layout" svg:width="22cm" svg:height="3.8cm" svg:x="2.4cm" svg:y="12cm">
          <text:p text:style-name="P15"><text:span text:style-name="T39">%{</text:span></text:p>
          <text:p text:style-name="P48"><text:span text:style-name="T39"><text:tab/></text:span><text:span text:style-name="T39">a =&gt; 3</text:span><text:span text:style-name="T39"><text:line-break/></text:span><text:span text:style-name="T3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8">基本的な仕様</text:span><text:span text:style-name="T18">(5)</text:span> スコープ管理</text:p>
          </draw:text-box>
        </draw:frame>
        <draw:custom-shape draw:style-name="gr19" draw:text-style-name="P50" draw:layer="layout" svg:width="22cm" svg:height="5.2cm" svg:x="3.4cm" svg:y="12.4cm">
          <text:p text:style-name="P49"><text:span text:style-name="T39">f(x) = {</text:span></text:p>
          <text:p text:style-name="P49"><text:span text:style-name="T39"><text:tab/></text:span><text:span text:style-name="T39">function() {</text:span></text:p>
          <text:p text:style-name="P49"><text:span text:style-name="T39"><text:tab/></text:span><text:span text:style-name="T39">}</text:span></text:p>
          <text:p text:style-name="P49"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layer="layout" svg:width="8.122cm" svg:height="1.944cm" svg:x="3.478cm" svg:y="7.4cm">
          <draw:text-box>
            <text:p><text:span text:style-name="T42">レキシカルスコープ</text:span></text:p>
          </draw:text-box>
        </draw:frame>
        <draw:frame draw:style-name="gr57" draw:text-style-name="P39" draw:layer="layout" svg:width="5.095cm" svg:height="1.944cm" svg:x="4.8cm" svg:y="8.467cm">
          <draw:text-box>
            <text:p><text:span text:style-name="T35">クロージャ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2.6cm">
          <text:p text:style-name="P1"><text:span text:style-name="T17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13" draw:layer="layout" svg:width="9.544cm" svg:height="1.944cm" svg:x="3cm" svg:y="11.8cm">
          <draw:text-box>
            <text:p>暗黙的マッピング</text:p>
          </draw:text-box>
        </draw:frame>
        <draw:frame draw:style-name="gr13" draw:layer="layout" svg:width="9.544cm" svg:height="1.944cm" svg:x="3.056cm" svg:y="14.256cm">
          <draw:text-box>
            <text:p>メンバマッピング</text:p>
          </draw:text-box>
        </draw:frame>
        <draw:frame draw:style-name="gr13" draw:layer="layout" svg:width="10.675cm" svg:height="1.944cm" svg:x="2.874cm" svg:y="16.656cm">
          <draw:text-box>
            <text:p>制御構文イテレータ</text:p>
          </draw:text-box>
        </draw:frame>
        <draw:g>
          <draw:frame draw:style-name="gr21" draw:text-style-name="P25" draw:layer="layout" svg:width="3.317cm" svg:height="1.098cm" svg:x="3.2cm" svg:y="5.604cm">
            <draw:text-box>
              <text:p><text:span text:style-name="T29">イテレータ</text:span></text:p>
            </draw:text-box>
          </draw:frame>
          <draw:line draw:style-name="gr20" draw:text-style-name="P1" draw:layer="layout" svg:x1="6.517cm" svg:y1="6.102cm" svg:x2="7.717cm" svg:y2="6.102cm">
            <text:p/>
          </draw:line>
          <draw:frame draw:style-name="gr21" draw:text-style-name="P25" draw:layer="layout" svg:width="3.317cm" svg:height="1.098cm" svg:x="3.2cm" svg:y="7.204cm">
            <draw:text-box>
              <text:p><text:span text:style-name="T29">イテレータ</text:span></text:p>
            </draw:text-box>
          </draw:frame>
          <draw:line draw:style-name="gr20" draw:text-style-name="P1" draw:layer="layout" svg:x1="6.517cm" svg:y1="7.702cm" svg:x2="7.717cm" svg:y2="7.702cm">
            <text:p/>
          </draw:line>
          <draw:line draw:style-name="gr20" draw:text-style-name="P1" draw:layer="layout" svg:x1="7.717cm" svg:y1="6.102cm" svg:x2="7.717cm" svg:y2="7.702cm">
            <text:p/>
          </draw:line>
          <draw:frame draw:style-name="gr21" draw:text-style-name="P25" draw:layer="layout" svg:width="3.317cm" svg:height="1.098cm" svg:x="8.717cm" svg:y="8.124cm">
            <draw:text-box>
              <text:p><text:span text:style-name="T29">イテレータ</text:span></text:p>
            </draw:text-box>
          </draw:frame>
          <draw:line draw:style-name="gr20" draw:text-style-name="P1" draw:layer="layout" svg:x1="11.917cm" svg:y1="6.902cm" svg:x2="12.917cm" svg:y2="6.902cm">
            <text:p/>
          </draw:line>
          <draw:line draw:style-name="gr20" draw:text-style-name="P1" draw:layer="layout" svg:x1="12.034cm" svg:y1="8.702cm" svg:x2="12.917cm" svg:y2="8.702cm">
            <text:p/>
          </draw:line>
          <draw:line draw:style-name="gr20" draw:text-style-name="P1" draw:layer="layout" svg:x1="12.917cm" svg:y1="6.902cm" svg:x2="12.917cm" svg:y2="10.102cm">
            <text:p/>
          </draw:line>
          <draw:line draw:style-name="gr30" draw:text-style-name="P1" draw:layer="layout" svg:x1="12.917cm" svg:y1="7.902cm" svg:x2="16.317cm" svg:y2="7.902cm">
            <text:p/>
          </draw:line>
          <draw:frame draw:style-name="gr21" draw:text-style-name="P25" draw:layer="layout" svg:width="3.317cm" svg:height="1.098cm" svg:x="13.8cm" svg:y="9.404cm">
            <draw:text-box>
              <text:p><text:span text:style-name="T29">イテレータ</text:span></text:p>
            </draw:text-box>
          </draw:frame>
          <draw:line draw:style-name="gr31" draw:text-style-name="P1" draw:layer="layout" svg:x1="14.517cm" svg:y1="7.902cm" svg:x2="14.517cm" svg:y2="9.502cm">
            <text:p/>
          </draw:line>
          <draw:frame draw:style-name="gr21" draw:text-style-name="P25" draw:layer="layout" svg:width="3.317cm" svg:height="1.098cm" svg:x="16.317cm" svg:y="7.302cm">
            <draw:text-box>
              <text:p><text:span text:style-name="T29">イテレータ</text:span></text:p>
            </draw:text-box>
          </draw:frame>
          <draw:frame draw:style-name="gr21" draw:text-style-name="P25" draw:layer="layout" svg:width="3.317cm" svg:height="1.098cm" svg:x="8.717cm" svg:y="6.302cm">
            <draw:text-box>
              <text:p><text:span text:style-name="T29">イテレータ</text:span></text:p>
            </draw:text-box>
          </draw:frame>
          <draw:frame draw:style-name="gr21" draw:text-style-name="P25" draw:layer="layout" svg:width="3.317cm" svg:height="1.098cm" svg:x="8.717cm" svg:y="9.702cm">
            <draw:text-box>
              <text:p><text:span text:style-name="T29">イテレータ</text:span></text:p>
            </draw:text-box>
          </draw:frame>
          <draw:line draw:style-name="gr20" draw:text-style-name="P1" draw:layer="layout" svg:x1="12.034cm" svg:y1="10.102cm" svg:x2="12.917cm" svg:y2="10.102cm">
            <text:p/>
          </draw:line>
          <draw:line draw:style-name="gr22" draw:text-style-name="P1" draw:layer="layout" svg:x1="7.717cm" svg:y1="6.902cm" svg:x2="8.717cm" svg:y2="6.902cm">
            <text:p/>
          </draw:line>
          <draw:line draw:style-name="gr30" draw:text-style-name="P1" draw:layer="layout" svg:x1="19.634cm" svg:y1="7.902cm" svg:x2="26cm" svg:y2="8cm">
            <text:p/>
          </draw:line>
          <draw:frame draw:style-name="gr23" draw:text-style-name="P27" draw:layer="layout" svg:width="2.558cm" svg:height="1.309cm" svg:x="21.642cm" svg:y="7.291cm">
            <draw:text-box>
              <text:p><text:span text:style-name="T31">評価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3">イテレータ生成機能</text:span><text:span text:style-name="T43">(1)</text:span> 暗黙的マッピング</text:p>
          </draw:text-box>
        </draw:frame>
        <draw:custom-shape draw:style-name="gr19" draw:text-style-name="P50" draw:layer="layout" svg:width="22cm" svg:height="5.2cm" svg:x="3.6cm" svg:y="9cm">
          <text:p text:style-name="P49"><text:span text:style-name="T39">f(a, b, c):map = {</text:span></text:p>
          <text:p text:style-name="P49"><text:span text:style-name="T39"><text:tab/></text:span></text:p>
          <text:p text:style-name="P49"><text:span text:style-name="T3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19.717cm" svg:height="1.944cm" svg:x="4.083cm" svg:y="5.656cm">
          <draw:text-box>
            <text:p>関数操作をほどこすイテレータを生成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3">イテレータ生成機能</text:span><text:span text:style-name="T43">(2) </text:span>メンバマッピング</text:p>
          </draw:text-box>
        </draw:frame>
        <draw:custom-shape draw:style-name="gr19" draw:text-style-name="P50" draw:layer="layout" svg:width="23.8cm" svg:height="10.6cm" svg:x="2.4cm" svg:y="8.4cm">
          <text:p text:style-name="P49"><text:span text:style-name="T39">Fruit = struct(name:string, price:number)</text:span></text:p>
          <text:p text:style-name="P49"><text:span text:style-name="T39">fruits = [</text:span></text:p>
          <text:p text:style-name="P49"><text:span text:style-name="T39"><text:tab/></text:span><text:span text:style-name="T39">Fruit('grape', 100)</text:span></text:p>
          <text:p text:style-name="P49"><text:span text:style-name="T39"><text:tab/></text:span><text:span text:style-name="T39">Fruit('orange', 80)</text:span></text:p>
          <text:p text:style-name="P49"><text:span text:style-name="T39">]</text:span></text:p>
          <text:p text:style-name="P49"><text:span text:style-name="T39"/></text:p>
          <text:p text:style-name="P49"><text:span text:style-name="T39">fruits::name</text:span></text:p>
          <text:p text:style-name="P49"><text:span text:style-name="T39">fruits::price</text:span></text:p>
          <text:p text:style-name="P49"><text:span text:style-name="T39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20.847cm" svg:height="1.944cm" svg:x="4.084cm" svg:y="5.656cm">
          <draw:text-box>
            <text:p>メンバアクセスをするイテレータを生成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3">イテレータ生成機能</text:span><text:span text:style-name="T43">(3) </text:span>制御構文イテレータ</text:p>
          </draw:text-box>
        </draw:frame>
        <draw:custom-shape draw:style-name="gr19" draw:text-style-name="P50" draw:layer="layout" svg:width="23.8cm" svg:height="10.6cm" svg:x="2.4cm" svg:y="8.2cm">
          <text:p text:style-name="P49"><text:span text:style-name="T39">repeat(10) {</text:span></text:p>
          <text:p text:style-name="P49"><text:span text:style-name="T39">}</text:span></text:p>
          <text:p text:style-name="P49"><text:span text:style-name="T39"/></text:p>
          <text:p text:style-name="P49"><text:span text:style-name="T39">x = repeat(10):iter {</text:span></text:p>
          <text:p text:style-name="P49"><text:span text:style-name="T39">}</text:span></text:p>
          <text:p text:style-name="P49"><text:span text:style-name="T39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19.717cm" svg:height="1.944cm" svg:x="4.085cm" svg:y="5.656cm">
          <draw:text-box>
            <text:p>繰返し制御構文からイテレータを生成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0" draw:layer="layout" svg:width="18cm" svg:height="2.8cm" svg:x="5cm" svg:y="16.4cm">
          <text:p text:style-name="P1"><text:span text:style-name="T16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8cm" svg:height="2.8cm" svg:x="5cm" svg:y="12.6cm">
          <text:p text:style-name="P1"><text:span text:style-name="T16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8.8cm">
          <text:p text:style-name="P1"><text:span text:style-name="T16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cm" svg:height="2.8cm" svg:x="5cm" svg:y="5.2cm">
          <text:p text:style-name="P1"><text:span text:style-name="T16">Gura</text:span><text:span text:style-name="T16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draw:custom-shape draw:style-name="gr9" draw:text-style-name="P12" draw:layer="layout" svg:width="18cm" svg:height="2.8cm" svg:x="5cm" svg:y="16.4cm">
          <text:p text:style-name="P1"><text:span text:style-name="T17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frame draw:style-name="gr13" draw:layer="layout" svg:width="7.284cm" svg:height="1.944cm" svg:x="1.716cm" svg:y="11.2cm">
          <draw:text-box>
            <text:p>イメージ描画</text:p>
          </draw:text-box>
        </draw:frame>
        <draw:frame draw:style-name="standard" draw:layer="layout" svg:width="22.346cm" svg:height="4.592cm" svg:x="3.162cm" svg:y="6.418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1"><text:span text:style-name="T44">wxWidgets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1"><text:span text:style-name="T44">SDL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1"><text:span text:style-name="T44">Tcl/T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346cm" svg:height="5.797cm" svg:x="3.036cm" svg:y="13.517cm">
          <table:table table:template-name="su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1"><text:span text:style-name="T44">image</text:span></text:p>
              </table:table-cell>
              <table:table-cell/>
            </table:table-row>
            <table:table-row table:style-name="ro2">
              <table:table-cell table:style-name="ce2">
                <text:p text:style-name="P52"><text:span text:style-name="T45">g</text:span></text:p>
              </table:table-cell>
              <table:table-cell table:style-name="ce3"/>
            </table:table-row>
            <table:table-row table:style-name="ro1" table:default-cell-style-name="ce1">
              <table:table-cell>
                <text:p text:style-name="P51"><text:span text:style-name="T44">Cairo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1"><text:span text:style-name="T44">OpenGL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layer="layout" svg:width="2.352cm" svg:height="1.754cm" svg:x="1.516cm" svg:y="4.656cm">
          <draw:text-box>
            <text:p>GUI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Mangal1" svg:font-family="Mangal" style:font-adornments="標準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3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3T11:40:25.222000000</dc:date>
    <meta:editing-duration>PT19H15M4S</meta:editing-duration>
    <meta:editing-cycles>271</meta:editing-cycles>
    <meta:generator>LibreOffice/4.2.5.2$Windows_x86 LibreOffice_project/6ff819b65674ae6c83f3cbab9e4a4c2b292a7a94</meta:generator>
    <dc:creator>Yutaka Saito</dc:creator>
    <meta:document-statistic meta:object-count="404"/>
  </office:meta>
</office:document-meta>
</file>